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4.115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4.55cm"/>
    </style:style>
    <style:style style:name="co17" style:family="table-column">
      <style:table-column-properties fo:break-before="auto" style:column-width="2.84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4.011cm"/>
    </style:style>
    <style:style style:name="co20" style:family="table-column">
      <style:table-column-properties fo:break-before="auto" style:column-width="4.0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/>
    <style:style style:name="ce1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ffff00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2" style:family="table-cell" style:parent-style-name="Default" style:data-style-name="N4"/>
    <style:style style:name="ce23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table:table-column table:style-name="co1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>
            <text:p>#</text:p>
          </table:table-cell>
          <table:table-cell table:style-name="ce26" office:value-type="string" calcext:value-type="string">
            <text:p>Player</text:p>
          </table:table-cell>
          <table:table-cell table:style-name="ce26" office:value-type="string" calcext:value-type="string">
            <text:p>White</text:p>
          </table:table-cell>
          <table:table-cell table:style-name="ce26" office:value-type="string" calcext:value-type="string">
            <text:p>Black</text:p>
          </table:table-cell>
          <table:table-cell table:style-name="ce26" office:value-type="string" calcext:value-type="string">
            <text:p>Total</text:p>
          </table:table-cell>
          <table:table-cell table:style-name="ce29" office:value-type="string" calcext:value-type="string">
            <text:p>Unfinished</text:p>
          </table:table-cell>
          <table:table-cell table:style-name="ce2" office:value-type="string" calcext:value-type="string">
            <text:p>JUN/2022</text:p>
          </table:table-cell>
          <table:table-cell table:style-name="ce2" office:value-type="string" calcext:value-type="string">
            <text:p>JUL/2022</text:p>
          </table:table-cell>
          <table:table-cell office:value-type="string" calcext:value-type="string">
            <text:p>AUG/2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00];[.B2];[data_parser.$H$2:.$H$100])" office:value-type="float" office:value="7" calcext:value-type="float">
            <text:p>7</text:p>
          </table:table-cell>
          <table:table-cell table:formula="of:=SUMIF([data_parser.$C$2:.C100];[.B2];[data_parser.$I$2:.$I$100])" office:value-type="float" office:value="2" calcext:value-type="float">
            <text:p>2</text:p>
          </table:table-cell>
          <table:table-cell table:formula="of:=[.C2]+[.D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José Carlos Bento Dias da Rocha</text:p>
          </table:table-cell>
          <table:table-cell table:style-name="ce28" table:formula="of:=SUMIF([data_parser.$B$2:.B101];[.B3];[data_parser.$H$2:.$H$100])" office:value-type="float" office:value="5" calcext:value-type="float">
            <text:p>5</text:p>
          </table:table-cell>
          <table:table-cell table:style-name="ce28" table:formula="of:=SUMIF([data_parser.$C$2:.C101];[.B3];[data_parser.$I$2:.$I$100])" office:value-type="float" office:value="1" calcext:value-type="float">
            <text:p>1</text:p>
          </table:table-cell>
          <table:table-cell table:style-name="ce28" table:formula="of:=[.C3]+[.D3]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merson Sbrana</text:p>
          </table:table-cell>
          <table:table-cell table:formula="of:=SUMIF([data_parser.$B$2:.B103];[.B4];[data_parser.$H$2:.$H$100])" office:value-type="float" office:value="1" calcext:value-type="float">
            <text:p>1</text:p>
          </table:table-cell>
          <table:table-cell table:formula="of:=SUMIF([data_parser.$C$2:.C103];[.B4];[data_parser.$I$2:.$I$100])" office:value-type="float" office:value="3" calcext:value-type="float">
            <text:p>3</text:p>
          </table:table-cell>
          <table:table-cell table:formula="of:=[.C4]+[.D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5" office:value-type="string" calcext:value-type="string">
            <text:p>4</text:p>
          </table:table-cell>
          <table:table-cell table:style-name="ce28" office:value-type="string" calcext:value-type="string">
            <text:p>Jefferson Campos</text:p>
          </table:table-cell>
          <table:table-cell table:style-name="ce28" table:formula="of:=SUMIF([data_parser.$B$2:.B105];[.B5];[data_parser.$H$2:.$H$100])" office:value-type="float" office:value="1.5" calcext:value-type="float">
            <text:p>1,5</text:p>
          </table:table-cell>
          <table:table-cell table:style-name="ce28" table:formula="of:=SUMIF([data_parser.$C$2:.C105];[.B5];[data_parser.$I$2:.$I$100])" office:value-type="float" office:value="2" calcext:value-type="float">
            <text:p>2</text:p>
          </table:table-cell>
          <table:table-cell table:style-name="ce28" table:formula="of:=[.C5]+[.D5]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Roberto Oliveira</text:p>
          </table:table-cell>
          <table:table-cell table:formula="of:=SUMIF([data_parser.$B$2:.B102];[.B6];[data_parser.$H$2:.$H$100])" office:value-type="float" office:value="2" calcext:value-type="float">
            <text:p>2</text:p>
          </table:table-cell>
          <table:table-cell table:formula="of:=SUMIF([data_parser.$C$2:.C102];[.B6];[data_parser.$I$2:.$I$100])" office:value-type="float" office:value="1" calcext:value-type="float">
            <text:p>1</text:p>
          </table:table-cell>
          <table:table-cell table:formula="of:=[.C6]+[.D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string" calcext:value-type="string">
            <text:p>6</text:p>
          </table:table-cell>
          <table:table-cell table:style-name="ce28" office:value-type="string" calcext:value-type="string">
            <text:p>Mário Sérgio Bueno Miranda</text:p>
          </table:table-cell>
          <table:table-cell table:style-name="ce28" table:formula="of:=SUMIF([data_parser.$B$2:.B104];[.B7];[data_parser.$H$2:.$H$100])" office:value-type="float" office:value="1" calcext:value-type="float">
            <text:p>1</text:p>
          </table:table-cell>
          <table:table-cell table:style-name="ce28" table:formula="of:=SUMIF([data_parser.$C$2:.C104];[.B7];[data_parser.$I$2:.$I$100])" office:value-type="float" office:value="0.5" calcext:value-type="float">
            <text:p>0,5</text:p>
          </table:table-cell>
          <table:table-cell table:style-name="ce28" table:formula="of:=[.C7]+[.D7]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efferson Nunes</text:p>
          </table:table-cell>
          <table:table-cell table:formula="of:=SUMIF([data_parser.$B$2:.B106];[.B8];[data_parser.$H$2:.$H$100])" office:value-type="float" office:value="0" calcext:value-type="float">
            <text:p>0</text:p>
          </table:table-cell>
          <table:table-cell table:formula="of:=SUMIF([data_parser.$C$2:.C106];[.B8];[data_parser.$I$2:.$I$100])" office:value-type="float" office:value="0" calcext:value-type="float">
            <text:p>0</text:p>
          </table:table-cell>
          <table:table-cell table:formula="of:=[.C8]+[.D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table table:name="data_parser" table:style-name="ta1"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1"/>
        <table:table-column table:style-name="co16" table:default-cell-style-name="ce20"/>
        <table:table-column table:style-name="co17" table:default-cell-style-name="ce23"/>
        <table:table-column table:style-name="co18" table:default-cell-style-name="ce23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  <table:table-cell office:value-type="string" calcext:value-type="string">
            <text:p>Final parsed – white</text:p>
          </table:table-cell>
          <table:table-cell office:value-type="string" calcext:value-type="string">
            <text:p>Final parsed – black</text:p>
          </table:table-cell>
        </table:table-row>
        <table:table-row table:style-name="ro1">
          <table:table-cell table:formula="of:=['file:///home/jefferson/universal/projects/chess/chess-club-padoca-sta-rosalia/_data/stats.csv'#$stats.A2]" office:value-type="date" office:date-value="2022-06-07" calcext:value-type="date">
            <text:p>2022-06-07</text:p>
          </table:table-cell>
          <table:table-cell table:formula="of:=['file:///home/jefferson/universal/projects/chess/chess-club-padoca-sta-rosalia/_data/stats.csv'#$stats.B2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C2]" office:value-type="string" office:string-value="Jefferson Campos" calcext:value-type="string">
            <text:p>Jefferson Campos</text:p>
          </table:table-cell>
          <table:table-cell table:formula="of:=['file:///home/jefferson/universal/projects/chess/chess-club-padoca-sta-rosalia/_data/stats.csv'#$stats.D2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2]" office:value-type="date" office:date-value="1899-12-30" calcext:value-type="date">
            <text:p>1899-12-30</text:p>
          </table:table-cell>
          <table:table-cell table:style-name="ce22" table:formula="of:=IFERROR(LEFT([.D2];(FIND(&quot;-&quot;;[.D2])-1));&quot;*&quot;)" office:value-type="string" office:string-value="1" calcext:value-type="string">
            <text:p>1</text:p>
          </table:table-cell>
          <table:table-cell table:formula="of:=IFERROR(RIGHT([.D2];(FIND(&quot;-&quot;;[.D2])-1));&quot;*&quot;)" office:value-type="string" office:string-value="0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'file:///home/jefferson/universal/projects/chess/chess-club-padoca-sta-rosalia/_data/stats.csv'#$stats.A3]" office:value-type="date" office:date-value="2022-06-07" calcext:value-type="date">
            <text:p>2022-06-07</text:p>
          </table:table-cell>
          <table:table-cell table:formula="of:=['file:///home/jefferson/universal/projects/chess/chess-club-padoca-sta-rosalia/_data/stats.csv'#$stats.B3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C3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D3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3]" office:value-type="date" office:date-value="1899-12-30" calcext:value-type="date">
            <text:p>1899-12-30</text:p>
          </table:table-cell>
          <table:table-cell table:style-name="ce22" table:formula="of:=IFERROR(LEFT([.D3];(FIND(&quot;-&quot;;[.D3])-1));&quot;*&quot;)" office:value-type="string" office:string-value="1" calcext:value-type="string">
            <text:p>1</text:p>
          </table:table-cell>
          <table:table-cell table:formula="of:=IFERROR(RIGHT([.D3];(FIND(&quot;-&quot;;[.D3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'file:///home/jefferson/universal/projects/chess/chess-club-padoca-sta-rosalia/_data/stats.csv'#$stats.A4]" office:value-type="date" office:date-value="2022-06-07" calcext:value-type="date">
            <text:p>2022-06-07</text:p>
          </table:table-cell>
          <table:table-cell table:formula="of:=['file:///home/jefferson/universal/projects/chess/chess-club-padoca-sta-rosalia/_data/stats.csv'#$stats.B4]" office:value-type="string" office:string-value="Mário Sérgio Bueno Miranda" calcext:value-type="string">
            <text:p>Mário Sérgio Bueno Miranda</text:p>
          </table:table-cell>
          <table:table-cell table:formula="of:=['file:///home/jefferson/universal/projects/chess/chess-club-padoca-sta-rosalia/_data/stats.csv'#$stats.C4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D4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4]" office:value-type="string" office:string-value="Finalizada em 2022-07-12" calcext:value-type="string">
            <text:p>Finalizada em 2022-07-12</text:p>
          </table:table-cell>
          <table:table-cell table:formula="of:=IFERROR(LEFT([.D4];(FIND(&quot;-&quot;;[.D4])-1));&quot;*&quot;)" office:value-type="string" office:string-value="1" calcext:value-type="string">
            <text:p>1</text:p>
          </table:table-cell>
          <table:table-cell table:formula="of:=IFERROR(RIGHT([.D4];(FIND(&quot;-&quot;;[.D4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'file:///home/jefferson/universal/projects/chess/chess-club-padoca-sta-rosalia/_data/stats.csv'#$stats.A5]" office:value-type="date" office:date-value="2022-06-07" calcext:value-type="date">
            <text:p>2022-06-07</text:p>
          </table:table-cell>
          <table:table-cell table:formula="of:=['file:///home/jefferson/universal/projects/chess/chess-club-padoca-sta-rosalia/_data/stats.csv'#$stats.B5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C5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D5]" office:value-type="string" office:string-value="0-1" calcext:value-type="string">
            <text:p>0-1</text:p>
          </table:table-cell>
          <table:table-cell table:formula="of:=['file:///home/jefferson/universal/projects/chess/chess-club-padoca-sta-rosalia/_data/stats.csv'#$stats.E5]" office:value-type="string" office:string-value="Finalizada em 2022-06-21" calcext:value-type="string">
            <text:p>Finalizada em 2022-06-21</text:p>
          </table:table-cell>
          <table:table-cell table:formula="of:=IFERROR(LEFT([.D5];(FIND(&quot;-&quot;;[.D5])-1));&quot;*&quot;)" office:value-type="string" office:string-value="0" calcext:value-type="string">
            <text:p>0</text:p>
          </table:table-cell>
          <table:table-cell table:formula="of:=IFERROR(RIGHT([.D5];(FIND(&quot;-&quot;;[.D5])-1));&quot;*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'file:///home/jefferson/universal/projects/chess/chess-club-padoca-sta-rosalia/_data/stats.csv'#$stats.A6]" office:value-type="date" office:date-value="2022-06-14" calcext:value-type="date">
            <text:p>2022-06-14</text:p>
          </table:table-cell>
          <table:table-cell table:formula="of:=['file:///home/jefferson/universal/projects/chess/chess-club-padoca-sta-rosalia/_data/stats.csv'#$stats.B6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C6]" office:value-type="string" office:string-value="Jefferson Campos" calcext:value-type="string">
            <text:p>Jefferson Campos</text:p>
          </table:table-cell>
          <table:table-cell table:formula="of:=['file:///home/jefferson/universal/projects/chess/chess-club-padoca-sta-rosalia/_data/stats.csv'#$stats.D6]" office:value-type="string" office:string-value="0-1" calcext:value-type="string">
            <text:p>0-1</text:p>
          </table:table-cell>
          <table:table-cell table:formula="of:=['file:///home/jefferson/universal/projects/chess/chess-club-padoca-sta-rosalia/_data/stats.csv'#$stats.E6]" office:value-type="date" office:date-value="1899-12-30" calcext:value-type="date">
            <text:p>1899-12-30</text:p>
          </table:table-cell>
          <table:table-cell table:formula="of:=IFERROR(LEFT([.D6];(FIND(&quot;-&quot;;[.D6])-1));&quot;*&quot;)" office:value-type="string" office:string-value="0" calcext:value-type="string">
            <text:p>0</text:p>
          </table:table-cell>
          <table:table-cell table:formula="of:=IFERROR(RIGHT([.D6];(FIND(&quot;-&quot;;[.D6])-1));&quot;*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'file:///home/jefferson/universal/projects/chess/chess-club-padoca-sta-rosalia/_data/stats.csv'#$stats.A7]" office:value-type="date" office:date-value="2022-06-14" calcext:value-type="date">
            <text:p>2022-06-14</text:p>
          </table:table-cell>
          <table:table-cell table:formula="of:=['file:///home/jefferson/universal/projects/chess/chess-club-padoca-sta-rosalia/_data/stats.csv'#$stats.B7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C7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D7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7]" office:value-type="string" office:string-value="Finalizada em 2022-06-28" calcext:value-type="string">
            <text:p>Finalizada em 2022-06-28</text:p>
          </table:table-cell>
          <table:table-cell table:formula="of:=IFERROR(LEFT([.D7];(FIND(&quot;-&quot;;[.D7])-1));&quot;*&quot;)" office:value-type="string" office:string-value="1" calcext:value-type="string">
            <text:p>1</text:p>
          </table:table-cell>
          <table:table-cell table:formula="of:=IFERROR(RIGHT([.D7];(FIND(&quot;-&quot;;[.D7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'file:///home/jefferson/universal/projects/chess/chess-club-padoca-sta-rosalia/_data/stats.csv'#$stats.A8]" office:value-type="date" office:date-value="2022-06-21" calcext:value-type="date">
            <text:p>2022-06-21</text:p>
          </table:table-cell>
          <table:table-cell table:formula="of:=['file:///home/jefferson/universal/projects/chess/chess-club-padoca-sta-rosalia/_data/stats.csv'#$stats.B8]" office:value-type="string" office:string-value="Jefferson Campos" calcext:value-type="string">
            <text:p>Jefferson Campos</text:p>
          </table:table-cell>
          <table:table-cell table:formula="of:=['file:///home/jefferson/universal/projects/chess/chess-club-padoca-sta-rosalia/_data/stats.csv'#$stats.C8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D8]" office:value-type="string" office:string-value="0-1" calcext:value-type="string">
            <text:p>0-1</text:p>
          </table:table-cell>
          <table:table-cell table:formula="of:=['file:///home/jefferson/universal/projects/chess/chess-club-padoca-sta-rosalia/_data/stats.csv'#$stats.E8]" office:value-type="date" office:date-value="1899-12-30" calcext:value-type="date">
            <text:p>1899-12-30</text:p>
          </table:table-cell>
          <table:table-cell table:formula="of:=IFERROR(LEFT([.D8];(FIND(&quot;-&quot;;[.D8])-1));&quot;*&quot;)" office:value-type="string" office:string-value="0" calcext:value-type="string">
            <text:p>0</text:p>
          </table:table-cell>
          <table:table-cell table:formula="of:=IFERROR(RIGHT([.D8];(FIND(&quot;-&quot;;[.D8])-1));&quot;*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'file:///home/jefferson/universal/projects/chess/chess-club-padoca-sta-rosalia/_data/stats.csv'#$stats.A9]" office:value-type="date" office:date-value="2022-06-21" calcext:value-type="date">
            <text:p>2022-06-21</text:p>
          </table:table-cell>
          <table:table-cell table:formula="of:=['file:///home/jefferson/universal/projects/chess/chess-club-padoca-sta-rosalia/_data/stats.csv'#$stats.B9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C9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D9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9]" office:value-type="date" office:date-value="1899-12-30" calcext:value-type="date">
            <text:p>1899-12-30</text:p>
          </table:table-cell>
          <table:table-cell table:formula="of:=IFERROR(LEFT([.D9];(FIND(&quot;-&quot;;[.D9])-1));&quot;*&quot;)" office:value-type="string" office:string-value="1" calcext:value-type="string">
            <text:p>1</text:p>
          </table:table-cell>
          <table:table-cell table:formula="of:=IFERROR(RIGHT([.D9];(FIND(&quot;-&quot;;[.D9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10]" office:value-type="date" office:date-value="2022-06-21" calcext:value-type="date">
            <text:p>2022-06-21</text:p>
          </table:table-cell>
          <table:table-cell table:formula="of:=['file:///home/jefferson/universal/projects/chess/chess-club-padoca-sta-rosalia/_data/stats.csv'#$stats.B10]" office:value-type="string" office:string-value="Jefferson Campos" calcext:value-type="string">
            <text:p>Jefferson Campos</text:p>
          </table:table-cell>
          <table:table-cell table:formula="of:=['file:///home/jefferson/universal/projects/chess/chess-club-padoca-sta-rosalia/_data/stats.csv'#$stats.C10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D10]" office:value-type="string" office:string-value="*" calcext:value-type="string">
            <text:p>*</text:p>
          </table:table-cell>
          <table:table-cell table:formula="of:=['file:///home/jefferson/universal/projects/chess/chess-club-padoca-sta-rosalia/_data/stats.csv'#$stats.E10]" office:value-type="string" office:string-value="Negras jogam" calcext:value-type="string">
            <text:p>Negras jogam</text:p>
          </table:table-cell>
          <table:table-cell table:formula="of:=IFERROR(LEFT([.D10];(FIND(&quot;-&quot;;[.D10])-1));&quot;*&quot;)" office:value-type="string" office:string-value="*" calcext:value-type="string">
            <text:p>*</text:p>
          </table:table-cell>
          <table:table-cell table:formula="of:=IFERROR(RIGHT([.D10];(FIND(&quot;-&quot;;[.D10])-1));&quot;*&quot;)" office:value-type="string" office:string-value="*" calcext:value-type="string">
            <text:p>*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2">
          <table:table-cell table:formula="of:=['file:///home/jefferson/universal/projects/chess/chess-club-padoca-sta-rosalia/_data/stats.csv'#$stats.A11]" office:value-type="date" office:date-value="2022-06-28" calcext:value-type="date">
            <text:p>2022-06-28</text:p>
          </table:table-cell>
          <table:table-cell table:formula="of:=['file:///home/jefferson/universal/projects/chess/chess-club-padoca-sta-rosalia/_data/stats.csv'#$stats.B11]" office:value-type="string" office:string-value="Mário Sérgio Bueno Miranda" calcext:value-type="string">
            <text:p>Mário Sérgio Bueno Miranda</text:p>
          </table:table-cell>
          <table:table-cell table:formula="of:=['file:///home/jefferson/universal/projects/chess/chess-club-padoca-sta-rosalia/_data/stats.csv'#$stats.C11]" office:value-type="string" office:string-value="Jefferson Campos" calcext:value-type="string">
            <text:p>Jefferson Campos</text:p>
          </table:table-cell>
          <table:table-cell table:formula="of:=['file:///home/jefferson/universal/projects/chess/chess-club-padoca-sta-rosalia/_data/stats.csv'#$stats.D11]" office:value-type="string" office:string-value="0-1" calcext:value-type="string">
            <text:p>0-1</text:p>
          </table:table-cell>
          <table:table-cell table:formula="of:=['file:///home/jefferson/universal/projects/chess/chess-club-padoca-sta-rosalia/_data/stats.csv'#$stats.E11]" office:value-type="date" office:date-value="1899-12-30" calcext:value-type="date">
            <text:p>1899-12-30</text:p>
          </table:table-cell>
          <table:table-cell table:formula="of:=IFERROR(LEFT([.D11];(FIND(&quot;-&quot;;[.D11])-1));&quot;*&quot;)" office:value-type="string" office:string-value="0" calcext:value-type="string">
            <text:p>0</text:p>
          </table:table-cell>
          <table:table-cell table:formula="of:=IFERROR(RIGHT([.D11];(FIND(&quot;-&quot;;[.D11])-1));&quot;*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'file:///home/jefferson/universal/projects/chess/chess-club-padoca-sta-rosalia/_data/stats.csv'#$stats.A12]" office:value-type="date" office:date-value="2022-06-28" calcext:value-type="date">
            <text:p>2022-06-28</text:p>
          </table:table-cell>
          <table:table-cell table:formula="of:=['file:///home/jefferson/universal/projects/chess/chess-club-padoca-sta-rosalia/_data/stats.csv'#$stats.B12]" office:value-type="string" office:string-value="Jefferson Campos" calcext:value-type="string">
            <text:p>Jefferson Campos</text:p>
          </table:table-cell>
          <table:table-cell table:formula="of:=['file:///home/jefferson/universal/projects/chess/chess-club-padoca-sta-rosalia/_data/stats.csv'#$stats.C12]" office:value-type="string" office:string-value="Mário Sérgio Bueno Miranda" calcext:value-type="string">
            <text:p>Mário Sérgio Bueno Miranda</text:p>
          </table:table-cell>
          <table:table-cell table:formula="of:=['file:///home/jefferson/universal/projects/chess/chess-club-padoca-sta-rosalia/_data/stats.csv'#$stats.D12]" office:value-type="string" office:string-value="0,5-0,5" calcext:value-type="string">
            <text:p>0,5-0,5</text:p>
          </table:table-cell>
          <table:table-cell table:formula="of:=['file:///home/jefferson/universal/projects/chess/chess-club-padoca-sta-rosalia/_data/stats.csv'#$stats.E12]" office:value-type="date" office:date-value="1899-12-30" calcext:value-type="date">
            <text:p>1899-12-30</text:p>
          </table:table-cell>
          <table:table-cell table:formula="of:=IFERROR(LEFT([.D12];(FIND(&quot;-&quot;;[.D12])-1));&quot;*&quot;)" office:value-type="string" office:string-value="0,5" calcext:value-type="string">
            <text:p>0,5</text:p>
          </table:table-cell>
          <table:table-cell table:formula="of:=IFERROR(RIGHT([.D12];(FIND(&quot;-&quot;;[.D12])-1));&quot;*&quot;)" office:value-type="string" office:string-value="0,5" calcext:value-type="string">
            <text:p>0,5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2">
          <table:table-cell table:formula="of:=['file:///home/jefferson/universal/projects/chess/chess-club-padoca-sta-rosalia/_data/stats.csv'#$stats.A13]" office:value-type="date" office:date-value="2022-06-28" calcext:value-type="date">
            <text:p>2022-06-28</text:p>
          </table:table-cell>
          <table:table-cell table:formula="of:=['file:///home/jefferson/universal/projects/chess/chess-club-padoca-sta-rosalia/_data/stats.csv'#$stats.B13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C13]" office:value-type="string" office:string-value="Emerson Sbrana" calcext:value-type="string">
            <text:p>Emerson Sbrana</text:p>
          </table:table-cell>
          <table:table-cell table:formula="of:=['file:///home/jefferson/universal/projects/chess/chess-club-padoca-sta-rosalia/_data/stats.csv'#$stats.D13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13]" office:value-type="date" office:date-value="1899-12-30" calcext:value-type="date">
            <text:p>1899-12-30</text:p>
          </table:table-cell>
          <table:table-cell table:formula="of:=IFERROR(LEFT([.D13];(FIND(&quot;-&quot;;[.D13])-1));&quot;*&quot;)" office:value-type="string" office:string-value="1" calcext:value-type="string">
            <text:p>1</text:p>
          </table:table-cell>
          <table:table-cell table:formula="of:=IFERROR(RIGHT([.D13];(FIND(&quot;-&quot;;[.D13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14]" office:value-type="date" office:date-value="2022-06-28" calcext:value-type="date">
            <text:p>2022-06-28</text:p>
          </table:table-cell>
          <table:table-cell table:formula="of:=['file:///home/jefferson/universal/projects/chess/chess-club-padoca-sta-rosalia/_data/stats.csv'#$stats.B14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C14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D14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14]" office:value-type="date" office:date-value="1899-12-30" calcext:value-type="date">
            <text:p>1899-12-30</text:p>
          </table:table-cell>
          <table:table-cell table:formula="of:=IFERROR(LEFT([.D14];(FIND(&quot;-&quot;;[.D14])-1));&quot;*&quot;)" office:value-type="string" office:string-value="1" calcext:value-type="string">
            <text:p>1</text:p>
          </table:table-cell>
          <table:table-cell table:formula="of:=IFERROR(RIGHT([.D14];(FIND(&quot;-&quot;;[.D14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15]" office:value-type="date" office:date-value="2022-06-28" calcext:value-type="date">
            <text:p>2022-06-28</text:p>
          </table:table-cell>
          <table:table-cell table:formula="of:=['file:///home/jefferson/universal/projects/chess/chess-club-padoca-sta-rosalia/_data/stats.csv'#$stats.B15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C15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D15]" office:value-type="string" office:string-value="0-1" calcext:value-type="string">
            <text:p>0-1</text:p>
          </table:table-cell>
          <table:table-cell table:formula="of:=['file:///home/jefferson/universal/projects/chess/chess-club-padoca-sta-rosalia/_data/stats.csv'#$stats.E15]" office:value-type="date" office:date-value="1899-12-30" calcext:value-type="date">
            <text:p>1899-12-30</text:p>
          </table:table-cell>
          <table:table-cell table:formula="of:=IFERROR(LEFT([.D15];(FIND(&quot;-&quot;;[.D15])-1));&quot;*&quot;)" office:value-type="string" office:string-value="0" calcext:value-type="string">
            <text:p>0</text:p>
          </table:table-cell>
          <table:table-cell table:formula="of:=IFERROR(RIGHT([.D15];(FIND(&quot;-&quot;;[.D15])-1));&quot;*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'file:///home/jefferson/universal/projects/chess/chess-club-padoca-sta-rosalia/_data/stats.csv'#$stats.A16]" office:value-type="date" office:date-value="2022-07-05" calcext:value-type="date">
            <text:p>2022-07-05</text:p>
          </table:table-cell>
          <table:table-cell table:formula="of:=['file:///home/jefferson/universal/projects/chess/chess-club-padoca-sta-rosalia/_data/stats.csv'#$stats.B16]" office:value-type="string" office:string-value="Jefferson Campos" calcext:value-type="string">
            <text:p>Jefferson Campos</text:p>
          </table:table-cell>
          <table:table-cell table:formula="of:=['file:///home/jefferson/universal/projects/chess/chess-club-padoca-sta-rosalia/_data/stats.csv'#$stats.C16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D16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16]" office:value-type="string" office:string-value="Continuada durante toda a noite em 2022-08-03 sem conclusão. Finalizada em 2022-08-09" calcext:value-type="string">
            <text:p>Continuada durante toda a noite em 2022-08-03 sem conclusão. Finalizada em 2022-08-09</text:p>
          </table:table-cell>
          <table:table-cell table:formula="of:=IFERROR(LEFT([.D16];(FIND(&quot;-&quot;;[.D16])-1));&quot;*&quot;)" office:value-type="string" office:string-value="1" calcext:value-type="string">
            <text:p>1</text:p>
          </table:table-cell>
          <table:table-cell table:formula="of:=IFERROR(RIGHT([.D16];(FIND(&quot;-&quot;;[.D16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17]" office:value-type="date" office:date-value="2022-07-05" calcext:value-type="date">
            <text:p>2022-07-05</text:p>
          </table:table-cell>
          <table:table-cell table:formula="of:=['file:///home/jefferson/universal/projects/chess/chess-club-padoca-sta-rosalia/_data/stats.csv'#$stats.B17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C17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D17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17]" office:value-type="date" office:date-value="1899-12-30" calcext:value-type="date">
            <text:p>1899-12-30</text:p>
          </table:table-cell>
          <table:table-cell table:formula="of:=IFERROR(LEFT([.D17];(FIND(&quot;-&quot;;[.D17])-1));&quot;*&quot;)" office:value-type="string" office:string-value="1" calcext:value-type="string">
            <text:p>1</text:p>
          </table:table-cell>
          <table:table-cell table:formula="of:=IFERROR(RIGHT([.D17];(FIND(&quot;-&quot;;[.D17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18]" office:value-type="date" office:date-value="2022-07-05" calcext:value-type="date">
            <text:p>2022-07-05</text:p>
          </table:table-cell>
          <table:table-cell table:formula="of:=['file:///home/jefferson/universal/projects/chess/chess-club-padoca-sta-rosalia/_data/stats.csv'#$stats.B18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C18]" office:value-type="string" office:string-value="Jefferson Nunes" calcext:value-type="string">
            <text:p>Jefferson Nunes</text:p>
          </table:table-cell>
          <table:table-cell table:formula="of:=['file:///home/jefferson/universal/projects/chess/chess-club-padoca-sta-rosalia/_data/stats.csv'#$stats.D18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18]" office:value-type="date" office:date-value="1899-12-30" calcext:value-type="date">
            <text:p>1899-12-30</text:p>
          </table:table-cell>
          <table:table-cell table:formula="of:=IFERROR(LEFT([.D18];(FIND(&quot;-&quot;;[.D18])-1));&quot;*&quot;)" office:value-type="string" office:string-value="1" calcext:value-type="string">
            <text:p>1</text:p>
          </table:table-cell>
          <table:table-cell table:formula="of:=IFERROR(RIGHT([.D18];(FIND(&quot;-&quot;;[.D18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19]" office:value-type="date" office:date-value="2022-07-12" calcext:value-type="date">
            <text:p>2022-07-12</text:p>
          </table:table-cell>
          <table:table-cell table:formula="of:=['file:///home/jefferson/universal/projects/chess/chess-club-padoca-sta-rosalia/_data/stats.csv'#$stats.B19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C19]" office:value-type="string" office:string-value="Jefferson Campos" calcext:value-type="string">
            <text:p>Jefferson Campos</text:p>
          </table:table-cell>
          <table:table-cell table:formula="of:=['file:///home/jefferson/universal/projects/chess/chess-club-padoca-sta-rosalia/_data/stats.csv'#$stats.D19]" office:value-type="string" office:string-value="*" calcext:value-type="string">
            <text:p>*</text:p>
          </table:table-cell>
          <table:table-cell table:formula="of:=['file:///home/jefferson/universal/projects/chess/chess-club-padoca-sta-rosalia/_data/stats.csv'#$stats.E19]" office:value-type="string" office:string-value="Lance ilegal brancas: 22. Qd4" calcext:value-type="string">
            <text:p>Lance ilegal brancas: 22. Qd4</text:p>
          </table:table-cell>
          <table:table-cell table:formula="of:=IFERROR(LEFT([.D19];(FIND(&quot;-&quot;;[.D19])-1));&quot;*&quot;)" office:value-type="string" office:string-value="*" calcext:value-type="string">
            <text:p>*</text:p>
          </table:table-cell>
          <table:table-cell table:formula="of:=IFERROR(RIGHT([.D19];(FIND(&quot;-&quot;;[.D19])-1));&quot;*&quot;)" office:value-type="string" office:string-value="*" calcext:value-type="string">
            <text:p>*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2">
          <table:table-cell table:formula="of:=['file:///home/jefferson/universal/projects/chess/chess-club-padoca-sta-rosalia/_data/stats.csv'#$stats.A20]" office:value-type="date" office:date-value="2022-07-12" calcext:value-type="date">
            <text:p>2022-07-12</text:p>
          </table:table-cell>
          <table:table-cell table:formula="of:=['file:///home/jefferson/universal/projects/chess/chess-club-padoca-sta-rosalia/_data/stats.csv'#$stats.B20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C20]" office:value-type="string" office:string-value="Emerson Sbrana" calcext:value-type="string">
            <text:p>Emerson Sbrana</text:p>
          </table:table-cell>
          <table:table-cell table:formula="of:=['file:///home/jefferson/universal/projects/chess/chess-club-padoca-sta-rosalia/_data/stats.csv'#$stats.D20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20]" office:value-type="date" office:date-value="1899-12-30" calcext:value-type="date">
            <text:p>1899-12-30</text:p>
          </table:table-cell>
          <table:table-cell table:formula="of:=IFERROR(LEFT([.D20];(FIND(&quot;-&quot;;[.D20])-1));&quot;*&quot;)" office:value-type="string" office:string-value="1" calcext:value-type="string">
            <text:p>1</text:p>
          </table:table-cell>
          <table:table-cell table:formula="of:=IFERROR(RIGHT([.D20];(FIND(&quot;-&quot;;[.D20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21]" office:value-type="date" office:date-value="2022-07-12" calcext:value-type="date">
            <text:p>2022-07-12</text:p>
          </table:table-cell>
          <table:table-cell table:formula="of:=['file:///home/jefferson/universal/projects/chess/chess-club-padoca-sta-rosalia/_data/stats.csv'#$stats.B21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C21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D21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21]" office:value-type="string" office:string-value="De memória do @José Carlos Bento Dias da Rocha" calcext:value-type="string">
            <text:p>De memória do @José Carlos Bento Dias da Rocha</text:p>
          </table:table-cell>
          <table:table-cell table:formula="of:=IFERROR(LEFT([.D21];(FIND(&quot;-&quot;;[.D21])-1));&quot;*&quot;)" office:value-type="string" office:string-value="1" calcext:value-type="string">
            <text:p>1</text:p>
          </table:table-cell>
          <table:table-cell table:formula="of:=IFERROR(RIGHT([.D21];(FIND(&quot;-&quot;;[.D21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22]" office:value-type="date" office:date-value="2022-07-19" calcext:value-type="date">
            <text:p>2022-07-19</text:p>
          </table:table-cell>
          <table:table-cell table:formula="of:=['file:///home/jefferson/universal/projects/chess/chess-club-padoca-sta-rosalia/_data/stats.csv'#$stats.B22]" office:value-type="string" office:string-value="Jefferson Campos" calcext:value-type="string">
            <text:p>Jefferson Campos</text:p>
          </table:table-cell>
          <table:table-cell table:formula="of:=['file:///home/jefferson/universal/projects/chess/chess-club-padoca-sta-rosalia/_data/stats.csv'#$stats.C22]" office:value-type="string" office:string-value="Emerson Sbrana" calcext:value-type="string">
            <text:p>Emerson Sbrana</text:p>
          </table:table-cell>
          <table:table-cell table:formula="of:=['file:///home/jefferson/universal/projects/chess/chess-club-padoca-sta-rosalia/_data/stats.csv'#$stats.D22]" office:value-type="string" office:string-value="*" calcext:value-type="string">
            <text:p>*</text:p>
          </table:table-cell>
          <table:table-cell table:formula="of:=['file:///home/jefferson/universal/projects/chess/chess-club-padoca-sta-rosalia/_data/stats.csv'#$stats.E22]" office:value-type="string" office:string-value="Brancas jogam" calcext:value-type="string">
            <text:p>Brancas jogam</text:p>
          </table:table-cell>
          <table:table-cell table:formula="of:=IFERROR(LEFT([.D22];(FIND(&quot;-&quot;;[.D22])-1));&quot;*&quot;)" office:value-type="string" office:string-value="*" calcext:value-type="string">
            <text:p>*</text:p>
          </table:table-cell>
          <table:table-cell table:formula="of:=IFERROR(RIGHT([.D22];(FIND(&quot;-&quot;;[.D22])-1));&quot;*&quot;)" office:value-type="string" office:string-value="*" calcext:value-type="string">
            <text:p>*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2">
          <table:table-cell table:formula="of:=['file:///home/jefferson/universal/projects/chess/chess-club-padoca-sta-rosalia/_data/stats.csv'#$stats.A23]" office:value-type="date" office:date-value="2022-07-19" calcext:value-type="date">
            <text:p>2022-07-19</text:p>
          </table:table-cell>
          <table:table-cell table:formula="of:=['file:///home/jefferson/universal/projects/chess/chess-club-padoca-sta-rosalia/_data/stats.csv'#$stats.B23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C23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D23]" office:value-type="string" office:string-value="0-1" calcext:value-type="string">
            <text:p>0-1</text:p>
          </table:table-cell>
          <table:table-cell table:formula="of:=['file:///home/jefferson/universal/projects/chess/chess-club-padoca-sta-rosalia/_data/stats.csv'#$stats.E23]" office:value-type="date" office:date-value="1899-12-30" calcext:value-type="date">
            <text:p>1899-12-30</text:p>
          </table:table-cell>
          <table:table-cell table:formula="of:=IFERROR(LEFT([.D23];(FIND(&quot;-&quot;;[.D23])-1));&quot;*&quot;)" office:value-type="string" office:string-value="0" calcext:value-type="string">
            <text:p>0</text:p>
          </table:table-cell>
          <table:table-cell table:formula="of:=IFERROR(RIGHT([.D23];(FIND(&quot;-&quot;;[.D23])-1));&quot;*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'file:///home/jefferson/universal/projects/chess/chess-club-padoca-sta-rosalia/_data/stats.csv'#$stats.A24]" office:value-type="date" office:date-value="2022-07-19" calcext:value-type="date">
            <text:p>2022-07-19</text:p>
          </table:table-cell>
          <table:table-cell table:formula="of:=['file:///home/jefferson/universal/projects/chess/chess-club-padoca-sta-rosalia/_data/stats.csv'#$stats.B24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C24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D24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24]" office:value-type="string" office:string-value="Finalizada em 2002-07-26" calcext:value-type="string">
            <text:p>Finalizada em 2002-07-26</text:p>
          </table:table-cell>
          <table:table-cell table:formula="of:=IFERROR(LEFT([.D24];(FIND(&quot;-&quot;;[.D24])-1));&quot;*&quot;)" office:value-type="string" office:string-value="1" calcext:value-type="string">
            <text:p>1</text:p>
          </table:table-cell>
          <table:table-cell table:formula="of:=IFERROR(RIGHT([.D24];(FIND(&quot;-&quot;;[.D24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25]" office:value-type="date" office:date-value="2022-07-26" calcext:value-type="date">
            <text:p>2022-07-26</text:p>
          </table:table-cell>
          <table:table-cell table:formula="of:=['file:///home/jefferson/universal/projects/chess/chess-club-padoca-sta-rosalia/_data/stats.csv'#$stats.B25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C25]" office:value-type="string" office:string-value="Jefferson Campos" calcext:value-type="string">
            <text:p>Jefferson Campos</text:p>
          </table:table-cell>
          <table:table-cell table:formula="of:=['file:///home/jefferson/universal/projects/chess/chess-club-padoca-sta-rosalia/_data/stats.csv'#$stats.D25]" office:value-type="string" office:string-value="*" calcext:value-type="string">
            <text:p>*</text:p>
          </table:table-cell>
          <table:table-cell table:formula="of:=['file:///home/jefferson/universal/projects/chess/chess-club-padoca-sta-rosalia/_data/stats.csv'#$stats.E25]" office:value-type="string" office:string-value="Negras jogam" calcext:value-type="string">
            <text:p>Negras jogam</text:p>
          </table:table-cell>
          <table:table-cell table:formula="of:=IFERROR(LEFT([.D25];(FIND(&quot;-&quot;;[.D25])-1));&quot;*&quot;)" office:value-type="string" office:string-value="*" calcext:value-type="string">
            <text:p>*</text:p>
          </table:table-cell>
          <table:table-cell table:formula="of:=IFERROR(RIGHT([.D25];(FIND(&quot;-&quot;;[.D25])-1));&quot;*&quot;)" office:value-type="string" office:string-value="*" calcext:value-type="string">
            <text:p>*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2">
          <table:table-cell table:formula="of:=['file:///home/jefferson/universal/projects/chess/chess-club-padoca-sta-rosalia/_data/stats.csv'#$stats.A26]" office:value-type="date" office:date-value="2022-07-26" calcext:value-type="date">
            <text:p>2022-07-26</text:p>
          </table:table-cell>
          <table:table-cell table:formula="of:=['file:///home/jefferson/universal/projects/chess/chess-club-padoca-sta-rosalia/_data/stats.csv'#$stats.B26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C26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D26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26]" office:value-type="string" office:string-value="2nd partida do dia" calcext:value-type="string">
            <text:p>2nd partida do dia</text:p>
          </table:table-cell>
          <table:table-cell table:formula="of:=IFERROR(LEFT([.D26];(FIND(&quot;-&quot;;[.D26])-1));&quot;*&quot;)" office:value-type="string" office:string-value="1" calcext:value-type="string">
            <text:p>1</text:p>
          </table:table-cell>
          <table:table-cell table:formula="of:=IFERROR(RIGHT([.D26];(FIND(&quot;-&quot;;[.D26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27]" office:value-type="date" office:date-value="2022-07-26" calcext:value-type="date">
            <text:p>2022-07-26</text:p>
          </table:table-cell>
          <table:table-cell table:formula="of:=['file:///home/jefferson/universal/projects/chess/chess-club-padoca-sta-rosalia/_data/stats.csv'#$stats.B27]" office:value-type="string" office:string-value="José Carlos Bento Dias da Rocha" calcext:value-type="string">
            <text:p>José Carlos Bento Dias da Rocha</text:p>
          </table:table-cell>
          <table:table-cell table:formula="of:=['file:///home/jefferson/universal/projects/chess/chess-club-padoca-sta-rosalia/_data/stats.csv'#$stats.C27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D27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27]" office:value-type="date" office:date-value="1899-12-30" calcext:value-type="date">
            <text:p>1899-12-30</text:p>
          </table:table-cell>
          <table:table-cell table:formula="of:=IFERROR(LEFT([.D27];(FIND(&quot;-&quot;;[.D27])-1));&quot;*&quot;)" office:value-type="string" office:string-value="1" calcext:value-type="string">
            <text:p>1</text:p>
          </table:table-cell>
          <table:table-cell table:formula="of:=IFERROR(RIGHT([.D27];(FIND(&quot;-&quot;;[.D27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28]" office:value-type="date" office:date-value="2022-08-02" calcext:value-type="date">
            <text:p>2022-08-02</text:p>
          </table:table-cell>
          <table:table-cell table:formula="of:=['file:///home/jefferson/universal/projects/chess/chess-club-padoca-sta-rosalia/_data/stats.csv'#$stats.B28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C28]" office:value-type="string" office:string-value="Emerson Sbrana" calcext:value-type="string">
            <text:p>Emerson Sbrana</text:p>
          </table:table-cell>
          <table:table-cell table:formula="of:=['file:///home/jefferson/universal/projects/chess/chess-club-padoca-sta-rosalia/_data/stats.csv'#$stats.D28]" office:value-type="string" office:string-value="0-1" calcext:value-type="string">
            <text:p>0-1</text:p>
          </table:table-cell>
          <table:table-cell table:formula="of:=['file:///home/jefferson/universal/projects/chess/chess-club-padoca-sta-rosalia/_data/stats.csv'#$stats.E28]" office:value-type="string" office:string-value="1st partida do dia" calcext:value-type="string">
            <text:p>1st partida do dia</text:p>
          </table:table-cell>
          <table:table-cell table:formula="of:=IFERROR(LEFT([.D28];(FIND(&quot;-&quot;;[.D28])-1));&quot;*&quot;)" office:value-type="string" office:string-value="0" calcext:value-type="string">
            <text:p>0</text:p>
          </table:table-cell>
          <table:table-cell table:formula="of:=IFERROR(RIGHT([.D28];(FIND(&quot;-&quot;;[.D28])-1));&quot;*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'file:///home/jefferson/universal/projects/chess/chess-club-padoca-sta-rosalia/_data/stats.csv'#$stats.A29]" office:value-type="date" office:date-value="2022-08-02" calcext:value-type="date">
            <text:p>2022-08-02</text:p>
          </table:table-cell>
          <table:table-cell table:formula="of:=['file:///home/jefferson/universal/projects/chess/chess-club-padoca-sta-rosalia/_data/stats.csv'#$stats.B29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C29]" office:value-type="string" office:string-value="Emerson Sbrana" calcext:value-type="string">
            <text:p>Emerson Sbrana</text:p>
          </table:table-cell>
          <table:table-cell table:formula="of:=['file:///home/jefferson/universal/projects/chess/chess-club-padoca-sta-rosalia/_data/stats.csv'#$stats.D29]" office:value-type="string" office:string-value="0-1" calcext:value-type="string">
            <text:p>0-1</text:p>
          </table:table-cell>
          <table:table-cell table:formula="of:=['file:///home/jefferson/universal/projects/chess/chess-club-padoca-sta-rosalia/_data/stats.csv'#$stats.E29]" office:value-type="string" office:string-value="2nd partida do dia" calcext:value-type="string">
            <text:p>2nd partida do dia</text:p>
          </table:table-cell>
          <table:table-cell table:formula="of:=IFERROR(LEFT([.D29];(FIND(&quot;-&quot;;[.D29])-1));&quot;*&quot;)" office:value-type="string" office:string-value="0" calcext:value-type="string">
            <text:p>0</text:p>
          </table:table-cell>
          <table:table-cell table:formula="of:=IFERROR(RIGHT([.D29];(FIND(&quot;-&quot;;[.D29])-1));&quot;*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'file:///home/jefferson/universal/projects/chess/chess-club-padoca-sta-rosalia/_data/stats.csv'#$stats.A30]" office:value-type="date" office:date-value="2022-08-02" calcext:value-type="date">
            <text:p>2022-08-02</text:p>
          </table:table-cell>
          <table:table-cell table:formula="of:=['file:///home/jefferson/universal/projects/chess/chess-club-padoca-sta-rosalia/_data/stats.csv'#$stats.B30]" office:value-type="string" office:string-value="Emerson Sbrana" calcext:value-type="string">
            <text:p>Emerson Sbrana</text:p>
          </table:table-cell>
          <table:table-cell table:formula="of:=['file:///home/jefferson/universal/projects/chess/chess-club-padoca-sta-rosalia/_data/stats.csv'#$stats.C30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D30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30]" office:value-type="string" office:string-value="3rd" calcext:value-type="string">
            <text:p>3rd</text:p>
          </table:table-cell>
          <table:table-cell table:formula="of:=IFERROR(LEFT([.D30];(FIND(&quot;-&quot;;[.D30])-1));&quot;*&quot;)" office:value-type="string" office:string-value="1" calcext:value-type="string">
            <text:p>1</text:p>
          </table:table-cell>
          <table:table-cell table:formula="of:=IFERROR(RIGHT([.D30];(FIND(&quot;-&quot;;[.D30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31]" office:value-type="date" office:date-value="2022-08-09" calcext:value-type="date">
            <text:p>2022-08-09</text:p>
          </table:table-cell>
          <table:table-cell table:formula="of:=['file:///home/jefferson/universal/projects/chess/chess-club-padoca-sta-rosalia/_data/stats.csv'#$stats.B31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C31]" office:value-type="string" office:string-value="Emerson Sbrana" calcext:value-type="string">
            <text:p>Emerson Sbrana</text:p>
          </table:table-cell>
          <table:table-cell table:formula="of:=['file:///home/jefferson/universal/projects/chess/chess-club-padoca-sta-rosalia/_data/stats.csv'#$stats.D31]" office:value-type="string" office:string-value="0-1" calcext:value-type="string">
            <text:p>0-1</text:p>
          </table:table-cell>
          <table:table-cell table:formula="of:=['file:///home/jefferson/universal/projects/chess/chess-club-padoca-sta-rosalia/_data/stats.csv'#$stats.E31]" office:value-type="date" office:date-value="1899-12-30" calcext:value-type="date">
            <text:p>1899-12-30</text:p>
          </table:table-cell>
          <table:table-cell table:formula="of:=IFERROR(LEFT([.D31];(FIND(&quot;-&quot;;[.D31])-1));&quot;*&quot;)" office:value-type="string" office:string-value="0" calcext:value-type="string">
            <text:p>0</text:p>
          </table:table-cell>
          <table:table-cell table:formula="of:=IFERROR(RIGHT([.D31];(FIND(&quot;-&quot;;[.D31])-1));&quot;*&quot;)" office:value-type="string" office:string-value="1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'file:///home/jefferson/universal/projects/chess/chess-club-padoca-sta-rosalia/_data/stats.csv'#$stats.A32]" office:value-type="date" office:date-value="2022-08-09" calcext:value-type="date">
            <text:p>2022-08-09</text:p>
          </table:table-cell>
          <table:table-cell table:formula="of:=['file:///home/jefferson/universal/projects/chess/chess-club-padoca-sta-rosalia/_data/stats.csv'#$stats.B32]" office:value-type="string" office:string-value="João Carlos Oliveira" calcext:value-type="string">
            <text:p>João Carlos Oliveira</text:p>
          </table:table-cell>
          <table:table-cell table:formula="of:=['file:///home/jefferson/universal/projects/chess/chess-club-padoca-sta-rosalia/_data/stats.csv'#$stats.C32]" office:value-type="string" office:string-value="Emerson Sbrana" calcext:value-type="string">
            <text:p>Emerson Sbrana</text:p>
          </table:table-cell>
          <table:table-cell table:formula="of:=['file:///home/jefferson/universal/projects/chess/chess-club-padoca-sta-rosalia/_data/stats.csv'#$stats.D32]" office:value-type="string" office:string-value="1-0" calcext:value-type="string">
            <text:p>1-0</text:p>
          </table:table-cell>
          <table:table-cell table:formula="of:=['file:///home/jefferson/universal/projects/chess/chess-club-padoca-sta-rosalia/_data/stats.csv'#$stats.E32]" office:value-type="string" office:string-value="Revanche da primeira partida do dia" calcext:value-type="string">
            <text:p>Revanche da primeira partida do dia</text:p>
          </table:table-cell>
          <table:table-cell table:formula="of:=IFERROR(LEFT([.D32];(FIND(&quot;-&quot;;[.D32])-1));&quot;*&quot;)" office:value-type="string" office:string-value="1" calcext:value-type="string">
            <text:p>1</text:p>
          </table:table-cell>
          <table:table-cell table:formula="of:=IFERROR(RIGHT([.D32];(FIND(&quot;-&quot;;[.D32])-1));&quot;*&quot;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'file:///home/jefferson/universal/projects/chess/chess-club-padoca-sta-rosalia/_data/stats.csv'#$stats.A33]" office:value-type="date" office:date-value="2022-08-09" calcext:value-type="date">
            <text:p>2022-08-09</text:p>
          </table:table-cell>
          <table:table-cell table:formula="of:=['file:///home/jefferson/universal/projects/chess/chess-club-padoca-sta-rosalia/_data/stats.csv'#$stats.B33]" office:value-type="string" office:string-value="Mário Sérgio Bueno Miranda" calcext:value-type="string">
            <text:p>Mário Sérgio Bueno Miranda</text:p>
          </table:table-cell>
          <table:table-cell table:formula="of:=['file:///home/jefferson/universal/projects/chess/chess-club-padoca-sta-rosalia/_data/stats.csv'#$stats.C33]" office:value-type="string" office:string-value="José Roberto Oliveira" calcext:value-type="string">
            <text:p>José Roberto Oliveira</text:p>
          </table:table-cell>
          <table:table-cell table:formula="of:=['file:///home/jefferson/universal/projects/chess/chess-club-padoca-sta-rosalia/_data/stats.csv'#$stats.D33]" office:value-type="string" office:string-value="*" calcext:value-type="string">
            <text:p>*</text:p>
          </table:table-cell>
          <table:table-cell table:formula="of:=['file:///home/jefferson/universal/projects/chess/chess-club-padoca-sta-rosalia/_data/stats.csv'#$stats.E33]" office:value-type="string" office:string-value="Partida não finalizada" calcext:value-type="string">
            <text:p>Partida não finalizada</text:p>
          </table:table-cell>
          <table:table-cell table:formula="of:=IFERROR(LEFT([.D33];(FIND(&quot;-&quot;;[.D33])-1));&quot;*&quot;)" office:value-type="string" office:string-value="*" calcext:value-type="string">
            <text:p>*</text:p>
          </table:table-cell>
          <table:table-cell table:formula="of:=IFERROR(RIGHT([.D33];(FIND(&quot;-&quot;;[.D33])-1));&quot;*&quot;)" office:value-type="string" office:string-value="*" calcext:value-type="string">
            <text:p>*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2" table:number-rows-repeated="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'file:///home/jefferson/universal/projects/chess/chess-club-padoca-sta-rosalia/_data/stats.csv'#stats" table:print="false" table:style-name="ta_extref">
        <table:table-source xlink:type="simple" xlink:href="../stats.csv" table:table-name="stats" table:filter-name="Text - txt - csv (StarCalc)" table:filter-options="59,34,76,1,,1046,false,false,true,false,false,0,false" table:mode="copy-results-only"/>
        <table:table-column table:number-columns-repeated="5"/>
        <table:table-row>
          <table:table-cell table:number-columns-repeated="5"/>
        </table:table-row>
        <table:table-row>
          <table:table-cell table:style-name="ce1" office:value-type="float" office:value="44719">
            <text:p>44719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Jefferson Campos</text:p>
          </table:table-cell>
          <table:table-cell table:style-name="ce1" office:value-type="string">
            <text:p>1-0</text:p>
          </table:table-cell>
        </table:table-row>
        <table:table-row>
          <table:table-cell table:style-name="ce1" office:value-type="float" office:value="44719">
            <text:p>44719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1-0</text:p>
          </table:table-cell>
        </table:table-row>
        <table:table-row>
          <table:table-cell table:style-name="ce1" office:value-type="float" office:value="44719">
            <text:p>44719</text:p>
          </table:table-cell>
          <table:table-cell table:style-name="ce1" office:value-type="string">
            <text:p>Mário Sérgio Bueno Miranda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1-0</text:p>
          </table:table-cell>
          <table:table-cell table:style-name="ce1" office:value-type="string">
            <text:p>Finalizada em 2022-07-12</text:p>
          </table:table-cell>
        </table:table-row>
        <table:table-row>
          <table:table-cell table:style-name="ce1" office:value-type="float" office:value="44719">
            <text:p>44719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0-1</text:p>
          </table:table-cell>
          <table:table-cell table:style-name="ce1" office:value-type="string">
            <text:p>Finalizada em 2022-06-21</text:p>
          </table:table-cell>
        </table:table-row>
        <table:table-row>
          <table:table-cell table:style-name="ce1" office:value-type="float" office:value="44726">
            <text:p>44726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Jefferson Campos</text:p>
          </table:table-cell>
          <table:table-cell table:style-name="ce1" office:value-type="string">
            <text:p>0-1</text:p>
          </table:table-cell>
        </table:table-row>
        <table:table-row>
          <table:table-cell table:style-name="ce1" office:value-type="float" office:value="44726">
            <text:p>44726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1-0</text:p>
          </table:table-cell>
          <table:table-cell table:style-name="ce1" office:value-type="string">
            <text:p>Finalizada em 2022-06-28</text:p>
          </table:table-cell>
        </table:table-row>
        <table:table-row>
          <table:table-cell table:style-name="ce1" office:value-type="float" office:value="44733">
            <text:p>44733</text:p>
          </table:table-cell>
          <table:table-cell table:style-name="ce1" office:value-type="string">
            <text:p>Jefferson Campos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0-1</text:p>
          </table:table-cell>
        </table:table-row>
        <table:table-row>
          <table:table-cell table:style-name="ce1" office:value-type="float" office:value="44733">
            <text:p>44733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1-0</text:p>
          </table:table-cell>
        </table:table-row>
        <table:table-row>
          <table:table-cell table:style-name="ce1" office:value-type="float" office:value="44733">
            <text:p>44733</text:p>
          </table:table-cell>
          <table:table-cell table:style-name="ce1" office:value-type="string">
            <text:p>Jefferson Campos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*</text:p>
          </table:table-cell>
          <table:table-cell table:style-name="ce1" office:value-type="string">
            <text:p>Negras jogam</text:p>
          </table:table-cell>
        </table:table-row>
        <table:table-row>
          <table:table-cell table:style-name="ce1" office:value-type="float" office:value="44740">
            <text:p>44740</text:p>
          </table:table-cell>
          <table:table-cell table:style-name="ce1" office:value-type="string">
            <text:p>Mário Sérgio Bueno Miranda</text:p>
          </table:table-cell>
          <table:table-cell table:style-name="ce1" office:value-type="string">
            <text:p>Jefferson Campos</text:p>
          </table:table-cell>
          <table:table-cell table:style-name="ce1" office:value-type="string">
            <text:p>0-1</text:p>
          </table:table-cell>
        </table:table-row>
        <table:table-row>
          <table:table-cell table:style-name="ce1" office:value-type="float" office:value="44740">
            <text:p>44740</text:p>
          </table:table-cell>
          <table:table-cell table:style-name="ce1" office:value-type="string">
            <text:p>Jefferson Campos</text:p>
          </table:table-cell>
          <table:table-cell table:style-name="ce1" office:value-type="string">
            <text:p>Mário Sérgio Bueno Miranda</text:p>
          </table:table-cell>
          <table:table-cell table:style-name="ce1" office:value-type="string">
            <text:p>0,5-0,5</text:p>
          </table:table-cell>
        </table:table-row>
        <table:table-row>
          <table:table-cell table:style-name="ce1" office:value-type="float" office:value="44740">
            <text:p>44740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Emerson Sbrana</text:p>
          </table:table-cell>
          <table:table-cell table:style-name="ce1" office:value-type="string">
            <text:p>1-0</text:p>
          </table:table-cell>
        </table:table-row>
        <table:table-row>
          <table:table-cell table:style-name="ce1" office:value-type="float" office:value="44740">
            <text:p>44740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1-0</text:p>
          </table:table-cell>
        </table:table-row>
        <table:table-row>
          <table:table-cell table:style-name="ce1" office:value-type="float" office:value="44740">
            <text:p>44740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0-1</text:p>
          </table:table-cell>
        </table:table-row>
        <table:table-row>
          <table:table-cell table:style-name="ce1" office:value-type="float" office:value="44747">
            <text:p>44747</text:p>
          </table:table-cell>
          <table:table-cell table:style-name="ce1" office:value-type="string">
            <text:p>Jefferson Campos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1-0</text:p>
          </table:table-cell>
          <table:table-cell table:style-name="ce1" office:value-type="string">
            <text:p>Continuada durante toda a noite em 2022-08-03 sem conclusão. Será finalizada em ???</text:p>
          </table:table-cell>
        </table:table-row>
        <table:table-row>
          <table:table-cell table:style-name="ce1" office:value-type="float" office:value="44747">
            <text:p>44747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1-0</text:p>
          </table:table-cell>
        </table:table-row>
        <table:table-row>
          <table:table-cell table:style-name="ce1" office:value-type="float" office:value="44747">
            <text:p>44747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Jefferson Nunes</text:p>
          </table:table-cell>
          <table:table-cell table:style-name="ce1" office:value-type="string">
            <text:p>1-0</text:p>
          </table:table-cell>
        </table:table-row>
        <table:table-row>
          <table:table-cell table:style-name="ce1" office:value-type="float" office:value="44754">
            <text:p>44754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Jefferson Campos</text:p>
          </table:table-cell>
          <table:table-cell table:style-name="ce1" office:value-type="string">
            <text:p>*</text:p>
          </table:table-cell>
          <table:table-cell table:style-name="ce1" office:value-type="string">
            <text:p>Lance ilegal brancas: 22. Qd4</text:p>
          </table:table-cell>
        </table:table-row>
        <table:table-row>
          <table:table-cell table:style-name="ce1" office:value-type="float" office:value="44754">
            <text:p>44754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Emerson Sbrana</text:p>
          </table:table-cell>
          <table:table-cell table:style-name="ce1" office:value-type="string">
            <text:p>1-0</text:p>
          </table:table-cell>
        </table:table-row>
        <table:table-row>
          <table:table-cell table:style-name="ce1" office:value-type="float" office:value="44754">
            <text:p>44754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1-0</text:p>
          </table:table-cell>
          <table:table-cell table:style-name="ce1" office:value-type="string">
            <text:p>De memória do @José Carlos Bento Dias da Rocha</text:p>
          </table:table-cell>
        </table:table-row>
        <table:table-row>
          <table:table-cell table:style-name="ce1" office:value-type="float" office:value="44761">
            <text:p>44761</text:p>
          </table:table-cell>
          <table:table-cell table:style-name="ce1" office:value-type="string">
            <text:p>Jefferson Campos</text:p>
          </table:table-cell>
          <table:table-cell table:style-name="ce1" office:value-type="string">
            <text:p>Emerson Sbrana</text:p>
          </table:table-cell>
          <table:table-cell table:style-name="ce1" office:value-type="string">
            <text:p>*</text:p>
          </table:table-cell>
          <table:table-cell table:style-name="ce1" office:value-type="string">
            <text:p>Brancas jogam</text:p>
          </table:table-cell>
        </table:table-row>
        <table:table-row>
          <table:table-cell table:style-name="ce1" office:value-type="float" office:value="44761">
            <text:p>44761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0-1</text:p>
          </table:table-cell>
        </table:table-row>
        <table:table-row>
          <table:table-cell table:style-name="ce1" office:value-type="float" office:value="44761">
            <text:p>44761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1-0</text:p>
          </table:table-cell>
          <table:table-cell table:style-name="ce1" office:value-type="string">
            <text:p>Finalizada em 2002-07-26</text:p>
          </table:table-cell>
        </table:table-row>
        <table:table-row>
          <table:table-cell table:style-name="ce1" office:value-type="float" office:value="44768">
            <text:p>44768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Jefferson Campos</text:p>
          </table:table-cell>
          <table:table-cell table:style-name="ce1" office:value-type="string">
            <text:p>*</text:p>
          </table:table-cell>
          <table:table-cell table:style-name="ce1" office:value-type="string">
            <text:p>Negras jogam</text:p>
          </table:table-cell>
        </table:table-row>
        <table:table-row>
          <table:table-cell table:style-name="ce1" office:value-type="float" office:value="44768">
            <text:p>44768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1-0</text:p>
          </table:table-cell>
          <table:table-cell table:style-name="ce1" office:value-type="string">
            <text:p>2nd partida do dia</text:p>
          </table:table-cell>
        </table:table-row>
        <table:table-row>
          <table:table-cell table:style-name="ce1" office:value-type="float" office:value="44768">
            <text:p>44768</text:p>
          </table:table-cell>
          <table:table-cell table:style-name="ce1" office:value-type="string">
            <text:p>José Carlos Bento Dias da Rocha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1-0</text:p>
          </table:table-cell>
        </table:table-row>
        <table:table-row>
          <table:table-cell table:style-name="ce1" office:value-type="float" office:value="44776">
            <text:p>44776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Emerson Sbrana</text:p>
          </table:table-cell>
          <table:table-cell table:style-name="ce1" office:value-type="string">
            <text:p>0-1</text:p>
          </table:table-cell>
          <table:table-cell table:style-name="ce1" office:value-type="string">
            <text:p>1st partida do dia</text:p>
          </table:table-cell>
        </table:table-row>
        <table:table-row>
          <table:table-cell table:style-name="ce1" office:value-type="float" office:value="44776">
            <text:p>44776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Emerson Sbrana</text:p>
          </table:table-cell>
          <table:table-cell table:style-name="ce1" office:value-type="string">
            <text:p>0-1</text:p>
          </table:table-cell>
          <table:table-cell table:style-name="ce1" office:value-type="string">
            <text:p>2nd partida do dia</text:p>
          </table:table-cell>
        </table:table-row>
        <table:table-row>
          <table:table-cell table:style-name="ce1" office:value-type="float" office:value="44776">
            <text:p>44776</text:p>
          </table:table-cell>
          <table:table-cell table:style-name="ce1" office:value-type="string">
            <text:p>Emerson Sbrana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1-0</text:p>
          </table:table-cell>
          <table:table-cell table:style-name="ce1" office:value-type="string">
            <text:p>3rd</text:p>
          </table:table-cell>
        </table:table-row>
        <table:table-row>
          <table:table-cell table:style-name="ce1" office:value-type="float" office:value="44782">
            <text:p>44782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Emerson Sbrana</text:p>
          </table:table-cell>
          <table:table-cell table:style-name="ce1" office:value-type="string">
            <text:p>0-1</text:p>
          </table:table-cell>
        </table:table-row>
        <table:table-row>
          <table:table-cell table:style-name="ce1" office:value-type="float" office:value="44782">
            <text:p>44782</text:p>
          </table:table-cell>
          <table:table-cell table:style-name="ce1" office:value-type="string">
            <text:p>João Carlos Oliveira</text:p>
          </table:table-cell>
          <table:table-cell table:style-name="ce1" office:value-type="string">
            <text:p>Emerson Sbrana</text:p>
          </table:table-cell>
          <table:table-cell table:style-name="ce1" office:value-type="string">
            <text:p>1-0</text:p>
          </table:table-cell>
          <table:table-cell table:style-name="ce1" office:value-type="string">
            <text:p>Revanche da primeira partida do dia</text:p>
          </table:table-cell>
        </table:table-row>
        <table:table-row>
          <table:table-cell table:style-name="ce1" office:value-type="float" office:value="44782">
            <text:p>44782</text:p>
          </table:table-cell>
          <table:table-cell table:style-name="ce1" office:value-type="string">
            <text:p>Mário Sérgio Bueno Miranda</text:p>
          </table:table-cell>
          <table:table-cell table:style-name="ce1" office:value-type="string">
            <text:p>José Roberto Oliveira</text:p>
          </table:table-cell>
          <table:table-cell table:style-name="ce1" office:value-type="string">
            <text:p>*</text:p>
          </table:table-cell>
          <table:table-cell table:style-name="ce1" office:value-type="string">
            <text:p>Partida não finalizada</text:p>
          </table:table-cell>
        </table:table-row>
      </table:table>
      <table:named-expressions/>
      <table:database-ranges>
        <table:database-range table:name="__Anonymous_Sheet_DB__0" table:target-range-address="'torneio_2022-2'.A2:'torneio_2022-2'.I8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data_parser.A1:data_parser.I1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7" number:title="User-defined">
      <number:number number:decimal-places="1" number:min-decimal-places="1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08-15T17:08:58.611219657</dc:date>
    <dc:creator>Jefferson Campos</dc:creator>
    <meta:editing-duration>PT58M43S</meta:editing-duration>
    <meta:editing-cycles>27</meta:editing-cycles>
    <meta:generator>LibreOffice/7.3.5.2$Linux_X86_64 LibreOffice_project/30$Build-2</meta:generator>
    <meta:document-statistic meta:table-count="2" meta:cell-count="369" meta:object-count="0"/>
  </office:meta>
</office:document-meta>
</file>